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rationInfoHelp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InfoHelper.addOperation( Object theObject , String name , int numberParams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erationInfoHelper.getMethod( Class &lt; ? extends Object &gt; theClass , String name , int numParam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perationInfoHelper.join( MBeanOperationInfo [ ] ops1 , MBeanOperationInfo [ ] ops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perationInfoHelper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rationInfoHelper.addOperation( Object theObject ,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